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90H22M00S" calcext:value-type="time">
            <text:p>90:22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11M00S" calcext:value-type="time">
            <text:p>16:11:00</text:p>
          </table:table-cell>
          <table:table-cell office:value-type="string" calcext:value-type="string">
            <text:p>API Validation</text:p>
          </table:table-cell>
          <table:table-cell table:formula="of:=[.C35]-[.B35]" office:value-type="time" office:time-value="PT01H46M00S" calcext:value-type="time">
            <text:p>01:46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5M00S" calcext:value-type="time">
            <text:p>12:05:00</text:p>
          </table:table-cell>
          <table:table-cell office:value-type="string" calcext:value-type="string">
            <text:p>Admin validators and fix date formatting issues</text:p>
          </table:table-cell>
          <table:table-cell table:formula="of:=[.C36]-[.B36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3H40M00S" calcext:value-type="time">
            <text:p>13:40:00</text:p>
          </table:table-cell>
          <table:table-cell office:value-type="string" calcext:value-type="string">
            <text:p>CreateAd frontend</text:p>
          </table:table-cell>
          <table:table-cell table:formula="of:=[.C37]-[.B37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rious design fixes, popup patterns, show error messages frontend</text:p>
          </table:table-cell>
          <table:table-cell table:formula="of:=[.C38]-[.B3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Frontend refactor and API error messages</text:p>
          </table:table-cell>
          <table:table-cell table:formula="of:=[.C39]-[.B39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16H20M00S" calcext:value-type="time">
            <text:p>16:20:00</text:p>
          </table:table-cell>
          <table:table-cell office:value-type="string" calcext:value-type="string">
            <text:p>Many Validation fixes and final method editAd</text:p>
          </table:table-cell>
          <table:table-cell table:formula="of:=[.C40]-[.B4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Frontend refactor and API error messages</text:p>
          </table:table-cell>
          <table:table-cell table:formula="of:=[.C41]-[.B41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30M00S" calcext:value-type="time">
            <text:p>11:30:00</text:p>
          </table:table-cell>
          <table:table-cell office:value-type="string" calcext:value-type="string">
            <text:p>Main public POST method generateSession</text:p>
          </table:table-cell>
          <table:table-cell table:formula="of:=[.C42]-[.B42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05M00S" calcext:value-type="time">
            <text:p>17:05:00</text:p>
          </table:table-cell>
          <table:table-cell office:value-type="string" calcext:value-type="string">
            <text:p>Main public GET method getAds</text:p>
          </table:table-cell>
          <table:table-cell table:formula="of:=[.C43]-[.B4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Public API adjustments</text:p>
          </table:table-cell>
          <table:table-cell table:formula="of:=[.C44]-[.B44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Debugging queries</text:p>
          </table:table-cell>
          <table:table-cell table:formula="of:=[.C45]-[.B4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GeneratePrize WORKS!</text:p>
          </table:table-cell>
          <table:table-cell table:formula="of:=[.C46]-[.B46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6H00M00S" calcext:value-type="time">
            <text:p>16:00:00</text:p>
          </table:table-cell>
          <table:table-cell office:value-type="string" calcext:value-type="string">
            <text:p>Backend Cookies</text:p>
          </table:table-cell>
          <table:table-cell table:formula="of:=[.C47]-[.B47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Better validation middleware</text:p>
          </table:table-cell>
          <table:table-cell table:formula="of:=[.C48]-[.B4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time" office:time-value="PT21H50M00S" calcext:value-type="time">
            <text:p>21:50:00</text:p>
          </table:table-cell>
          <table:table-cell office:value-type="time" office:time-value="PT23H15M00S" calcext:value-type="time">
            <text:p>23:15:00</text:p>
          </table:table-cell>
          <table:table-cell office:value-type="string" calcext:value-type="string">
            <text:p>Fix prizes probability</text:p>
          </table:table-cell>
          <table:table-cell table:formula="of:=[.C49]-[.B49]" office:value-type="time" office:time-value="PT01H25M00S" calcext:value-type="time">
            <text:p>01:25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1H20M00S" calcext:value-type="time">
            <text:p>11:20:00</text:p>
          </table:table-cell>
          <table:table-cell office:value-type="string" calcext:value-type="string">
            <text:p>Schedule resetPrizes jobs</text:p>
          </table:table-cell>
          <table:table-cell table:formula="of:=[.C50]-[.B50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1H20M00S" calcext:value-type="time">
            <text:p>11:2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Login Cookies public frontend</text:p>
          </table:table-cell>
          <table:table-cell table:formula="of:=[.C51]-[.B51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Login Cookies public frontend</text:p>
          </table:table-cell>
          <table:table-cell table:formula="of:=[.C52]-[.B52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Change validation, frontendCookies, requests and refactors</text:p>
          </table:table-cell>
          <table:table-cell table:formula="of:=[.C53]-[.B53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time" office:time-value="PT15H35M00S" calcext:value-type="time">
            <text:p>15:35:00</text:p>
          </table:table-cell>
          <table:table-cell office:value-type="time" office:time-value="PT16H26M00S" calcext:value-type="time">
            <text:p>16:26:00</text:p>
          </table:table-cell>
          <table:table-cell office:value-type="string" calcext:value-type="string">
            <text:p>Trying to find library for roulette animation</text:p>
          </table:table-cell>
          <table:table-cell table:formula="of:=[.C54]-[.B54]" office:value-type="time" office:time-value="PT00H51M00S" calcext:value-type="time">
            <text:p>00:51:00</text:p>
          </table:table-cell>
          <table:table-cell table:number-columns-repeated="2"/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Roulette switch pages and getAds method</text:p>
          </table:table-cell>
          <table:table-cell table:formula="of:=[.C55]-[.B55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fix styles, job timing and setPixKey Session</text:p>
          </table:table-cell>
          <table:table-cell table:formula="of:=[.C56]-[.B56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Validação com cliente</text:p>
          </table:table-cell>
          <table:table-cell table:formula="of:=[.C57]-[.B57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2H50M00S" calcext:value-type="time">
            <text:p>12:50:00</text:p>
          </table:table-cell>
          <table:table-cell office:value-type="string" calcext:value-type="string">
            <text:p>Roulette tip</text:p>
          </table:table-cell>
          <table:table-cell table:formula="of:=[.C58]-[.B58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3H50M00S" calcext:value-type="time">
            <text:p>13:50:00</text:p>
          </table:table-cell>
          <table:table-cell office:value-type="time" office:time-value="PT16H05M00S" calcext:value-type="time">
            <text:p>16:05:00</text:p>
          </table:table-cell>
          <table:table-cell table:style-name="ce3" office:value-type="string" calcext:value-type="string">
            <text:p>Roulette animation</text:p>
          </table:table-cell>
          <table:table-cell table:formula="of:=[.C59]-[.B59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Update Pix Key</text:p>
          </table:table-cell>
          <table:table-cell table:formula="of:=[.C60]-[.B60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Various fixes and looking for an geotranslator API</text:p>
          </table:table-cell>
          <table:table-cell table:formula="of:=[.C61]-[.B61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Add sounds and optimize assets</text:p>
          </table:table-cell>
          <table:table-cell table:formula="of:=[.C62]-[.B62]" office:value-type="time" office:time-value="PT01H20M00S" calcext:value-type="time">
            <text:p>01:2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2:37:20.68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28T15:44:12.128000000</dc:date>
    <meta:editing-duration>P5DT12H18M42S</meta:editing-duration>
    <meta:editing-cycles>81</meta:editing-cycles>
    <meta:generator>LibreOffice/7.2.4.1$Windows_X86_64 LibreOffice_project/27d75539669ac387bb498e35313b970b7fe9c4f9</meta:generator>
    <meta:document-statistic meta:table-count="1" meta:cell-count="311" meta:object-count="0"/>
  </office:meta>
</office:document-meta>
</file>